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tarSymbol" svg:font-family="Star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" fo:font-size="12pt" style:font-size-asian="12pt" style:font-size-complex="12pt"/>
    </style:style>
    <style:style style:name="P4" style:family="paragraph" style:parent-style-name="Standard">
      <style:text-properties style:font-name="Calibri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Standard">
      <style:text-properties fo:text-transform="uppercase" fo:color="#336633" style:font-name="Calibri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text-properties fo:text-transform="uppercase" fo:color="#336633" style:font-name="Calibri" fo:font-size="24pt" fo:font-weight="bold" officeooo:paragraph-rsid="0013cf67" style:font-size-asian="24pt" style:font-weight-asian="bold" style:font-size-complex="24pt" style:font-weight-complex="bold"/>
    </style:style>
    <style:style style:name="P9" style:family="paragraph" style:parent-style-name="Standard">
      <style:text-properties officeooo:paragraph-rsid="003bef7a"/>
    </style:style>
    <style:style style:name="P10" style:family="paragraph" style:parent-style-name="Text_20_body">
      <style:text-properties fo:color="#336633" fo:font-size="14pt" style:font-size-asian="14pt" style:font-size-complex="14pt"/>
    </style:style>
    <style:style style:name="P11" style:family="paragraph" style:parent-style-name="Text_20_body">
      <style:paragraph-properties fo:text-align="justify" style:justify-single-word="false"/>
      <style:text-properties fo:language="es" fo:country="ES" officeooo:rsid="003d61c9" officeooo:paragraph-rsid="00480d4b"/>
    </style:style>
    <style:style style:name="P12" style:family="paragraph" style:parent-style-name="Text_20_body">
      <style:paragraph-properties fo:text-align="justify" style:justify-single-word="false"/>
      <style:text-properties fo:language="es" fo:country="ES" officeooo:rsid="0031df96" officeooo:paragraph-rsid="00480d4b"/>
    </style:style>
    <style:style style:name="P13" style:family="paragraph" style:parent-style-name="Text_20_body">
      <style:paragraph-properties fo:text-align="justify" style:justify-single-word="false"/>
      <style:text-properties fo:language="es" fo:country="ES" officeooo:rsid="00480d4b" officeooo:paragraph-rsid="00480d4b"/>
    </style:style>
    <style:style style:name="P14" style:family="paragraph" style:parent-style-name="Text_20_body">
      <style:paragraph-properties fo:text-align="justify" style:justify-single-word="false"/>
      <style:text-properties fo:language="es" fo:country="ES" officeooo:rsid="003b4853" officeooo:paragraph-rsid="00480d4b"/>
    </style:style>
    <style:style style:name="P15" style:family="paragraph" style:parent-style-name="Text_20_body">
      <style:paragraph-properties fo:text-align="justify" style:justify-single-word="false"/>
      <style:text-properties fo:language="es" fo:country="ES" fo:font-weight="bold" officeooo:rsid="002c140d" officeooo:paragraph-rsid="00480d4b" style:font-weight-asian="bold" style:font-weight-complex="bold"/>
    </style:style>
    <style:style style:name="P16" style:family="paragraph" style:parent-style-name="Text_20_body">
      <style:paragraph-properties fo:text-align="justify" style:justify-single-word="false"/>
      <style:text-properties officeooo:paragraph-rsid="00480d4b"/>
    </style:style>
    <style:style style:name="P17" style:family="paragraph" style:parent-style-name="Text_20_body">
      <style:paragraph-properties fo:text-align="justify" style:justify-single-word="false"/>
      <style:text-properties officeooo:paragraph-rsid="004e852e"/>
    </style:style>
    <style:style style:name="P18" style:family="paragraph" style:parent-style-name="Text_20_body">
      <style:paragraph-properties fo:text-align="justify" style:justify-single-word="false"/>
      <style:text-properties officeooo:rsid="002d7a61" officeooo:paragraph-rsid="00480d4b"/>
    </style:style>
    <style:style style:name="P19" style:family="paragraph" style:parent-style-name="Text_20_body">
      <style:paragraph-properties fo:text-align="justify" style:justify-single-word="false"/>
      <style:text-properties officeooo:rsid="00425b05" officeooo:paragraph-rsid="00480d4b"/>
    </style:style>
    <style:style style:name="P20" style:family="paragraph" style:parent-style-name="Text_20_body">
      <style:paragraph-properties fo:text-align="justify" style:justify-single-word="false"/>
      <style:text-properties officeooo:rsid="00429c2c" officeooo:paragraph-rsid="00480d4b"/>
    </style:style>
    <style:style style:name="P21" style:family="paragraph" style:parent-style-name="Text_20_body">
      <style:paragraph-properties fo:margin-left="0cm" fo:margin-right="0cm" fo:text-indent="0cm" style:auto-text-indent="false"/>
    </style:style>
    <style:style style:name="P2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s" fo:country="ES" officeooo:rsid="003e5324" officeooo:paragraph-rsid="00480d4b"/>
    </style:style>
    <style:style style:name="P2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480d4b"/>
    </style:style>
    <style:style style:name="P2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3e5324" officeooo:paragraph-rsid="00480d4b"/>
    </style:style>
    <style:style style:name="P25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26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27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13cf67" officeooo:paragraph-rsid="0013cf67" style:text-blinking="false" fo:background-color="transparent" style:font-size-asian="12pt" style:font-size-complex="12pt"/>
    </style:style>
    <style:style style:name="P28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" fo:font-size="12pt" style:font-size-asian="12pt" style:font-size-complex="12pt"/>
    </style:style>
    <style:style style:name="P29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30" style:family="paragraph" style:parent-style-name="Titulo">
      <style:text-properties officeooo:paragraph-rsid="00395921"/>
    </style:style>
    <style:style style:name="P31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32" style:family="paragraph" style:parent-style-name="Standard" style:master-page-name="First_20_Page">
      <style:paragraph-properties style:page-number="auto"/>
    </style:style>
    <style:style style:name="P33" style:family="paragraph" style:parent-style-name="Standard" style:master-page-name="Standard">
      <style:paragraph-properties style:page-number="auto"/>
    </style:style>
    <style:style style:name="P34" style:family="paragraph" style:parent-style-name="Heading_20_1">
      <style:text-properties officeooo:rsid="0014c507" officeooo:paragraph-rsid="0014c507"/>
    </style:style>
    <style:style style:name="P35" style:family="paragraph" style:parent-style-name="Text_20_body" style:list-style-name="L1">
      <style:paragraph-properties fo:text-align="justify" style:justify-single-word="false"/>
      <style:text-properties fo:language="es" fo:country="ES" officeooo:rsid="003e5324" officeooo:paragraph-rsid="00480d4b"/>
    </style:style>
    <style:style style:name="P36" style:family="paragraph" style:parent-style-name="Text_20_body" style:list-style-name="L1">
      <style:paragraph-properties fo:text-align="justify" style:justify-single-word="false"/>
      <style:text-properties fo:language="es" fo:country="ES" officeooo:rsid="004026b8" officeooo:paragraph-rsid="00480d4b"/>
    </style:style>
    <style:style style:name="P37" style:family="paragraph" style:parent-style-name="Text_20_body" style:list-style-name="L2">
      <style:paragraph-properties fo:text-align="justify" style:justify-single-word="false"/>
      <style:text-properties fo:language="es" fo:country="ES" officeooo:rsid="003d61c9" officeooo:paragraph-rsid="00480d4b"/>
    </style:style>
    <style:style style:name="P38" style:family="paragraph" style:parent-style-name="Text_20_body">
      <style:paragraph-properties fo:text-align="justify" style:justify-single-word="false"/>
      <style:text-properties officeooo:paragraph-rsid="004e852e"/>
    </style:style>
    <style:style style:name="P39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fo:language="es" fo:country="ES" fo:font-weight="bold" officeooo:rsid="003e5324" officeooo:paragraph-rsid="00480d4b" style:font-weight-asian="bold" style:font-weight-complex="bold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da3da" style:font-weight-asian="bold" style:font-weight-complex="bold"/>
    </style:style>
    <style:style style:name="T6" style:family="text">
      <style:text-properties fo:font-weight="bold" officeooo:rsid="00480d4b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Calibri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1155cc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9" style:family="text">
      <style:text-properties style:font-name="Calibri" fo:font-size="12pt" style:font-size-asian="12pt" style:font-size-complex="12pt"/>
    </style:style>
    <style:style style:name="T10" style:family="text">
      <style:text-properties style:font-name="Calibri" fo:font-size="12pt" officeooo:rsid="0013cf67" style:font-size-asian="12pt" style:font-size-complex="12pt"/>
    </style:style>
    <style:style style:name="T11" style:family="text">
      <style:text-properties fo:text-transform="uppercase" fo:color="#336633" style:font-name="Calibri" fo:font-size="24pt" fo:font-weight="bold" style:font-size-asian="24pt" style:font-weight-asian="bold" style:font-size-complex="24pt" style:font-weight-complex="bold"/>
    </style:style>
    <style:style style:name="T12" style:family="text">
      <style:text-properties fo:text-transform="uppercase" fo:color="#336633" style:font-name="Calibri" fo:font-size="24pt" fo:font-weight="bold" officeooo:rsid="001f3da8" style:font-size-asian="24pt" style:font-weight-asian="bold" style:font-size-complex="24pt" style:font-weight-complex="bold"/>
    </style:style>
    <style:style style:name="T13" style:family="text">
      <style:text-properties fo:text-transform="uppercase" fo:color="#336633" style:font-name="Calibri" fo:font-size="24pt" fo:font-weight="bold" officeooo:rsid="003fdb3c" style:font-size-asian="24pt" style:font-weight-asian="bold" style:font-size-complex="24pt" style:font-weight-complex="bold"/>
    </style:style>
    <style:style style:name="T14" style:family="text">
      <style:text-properties fo:text-transform="uppercase" fo:color="#336633" style:font-name="Calibri" fo:font-size="24pt" fo:font-weight="bold" officeooo:rsid="00480d4b" style:font-size-asian="24pt" style:font-weight-asian="bold" style:font-size-complex="24pt" style:font-weight-complex="bold"/>
    </style:style>
    <style:style style:name="T15" style:family="text">
      <style:text-properties fo:text-transform="uppercase" fo:color="#336633" style:font-name="Calibri" fo:font-size="24pt" fo:font-weight="bold" officeooo:rsid="004ce63c" style:font-size-asian="24pt" style:font-weight-asian="bold" style:font-size-complex="24pt" style:font-weight-complex="bold"/>
    </style:style>
    <style:style style:name="T16" style:family="text">
      <style:text-properties fo:language="es" fo:country="ES"/>
    </style:style>
    <style:style style:name="T17" style:family="text">
      <style:text-properties fo:language="es" fo:country="ES" fo:font-weight="bold" officeooo:rsid="002c140d" style:font-weight-asian="bold" style:font-weight-complex="bold"/>
    </style:style>
    <style:style style:name="T18" style:family="text">
      <style:text-properties fo:language="es" fo:country="ES" officeooo:rsid="003d61c9"/>
    </style:style>
    <style:style style:name="T19" style:family="text">
      <style:text-properties fo:language="es" fo:country="ES" officeooo:rsid="003b4853"/>
    </style:style>
    <style:style style:name="T20" style:family="text">
      <style:text-properties fo:language="es" fo:country="ES" fo:font-weight="normal" officeooo:rsid="003edbd7" style:font-weight-asian="normal" style:font-weight-complex="normal"/>
    </style:style>
    <style:style style:name="T21" style:family="text">
      <style:text-properties fo:language="es" fo:country="ES" fo:font-weight="normal" officeooo:rsid="003d61c9" style:font-weight-asian="normal" style:font-weight-complex="normal"/>
    </style:style>
    <style:style style:name="T22" style:family="text">
      <style:text-properties fo:language="es" fo:country="ES" fo:font-weight="normal" officeooo:rsid="002c140d" style:font-weight-asian="normal" style:font-weight-complex="normal"/>
    </style:style>
    <style:style style:name="T23" style:family="text">
      <style:text-properties fo:language="es" fo:country="ES" officeooo:rsid="003980fa"/>
    </style:style>
    <style:style style:name="T24" style:family="text">
      <style:text-properties fo:language="es" fo:country="ES" officeooo:rsid="0040e70d"/>
    </style:style>
    <style:style style:name="T25" style:family="text">
      <style:text-properties fo:language="es" fo:country="ES" officeooo:rsid="00429c2c"/>
    </style:style>
    <style:style style:name="T26" style:family="text">
      <style:text-properties fo:language="es" fo:country="ES" officeooo:rsid="003e5324"/>
    </style:style>
    <style:style style:name="T27" style:family="text">
      <style:text-properties fo:language="es" fo:country="ES" officeooo:rsid="00425b05"/>
    </style:style>
    <style:style style:name="T28" style:family="text">
      <style:text-properties fo:language="es" fo:country="ES" officeooo:rsid="00480d4b"/>
    </style:style>
    <style:style style:name="T29" style:family="text">
      <style:text-properties officeooo:rsid="003d61c9"/>
    </style:style>
    <style:style style:name="T30" style:family="text">
      <style:text-properties officeooo:rsid="003e5324"/>
    </style:style>
    <style:style style:name="T31" style:family="text">
      <style:text-properties officeooo:rsid="00425b05"/>
    </style:style>
    <style:style style:name="T32" style:family="text">
      <style:text-properties officeooo:rsid="0043c1e2"/>
    </style:style>
    <style:style style:name="T33" style:family="text">
      <style:text-properties officeooo:rsid="00429c2c"/>
    </style:style>
    <style:style style:name="T34" style:family="text">
      <style:text-properties officeooo:rsid="00492b66"/>
    </style:style>
    <style:style style:name="T35" style:family="text">
      <style:text-properties officeooo:rsid="004cbc8f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torno cliente" text:name="Modulo"/>
        <text:user-field-decl office:value-type="string" office:string-value="10" text:name="NumeroTema"/>
        <text:user-field-decl office:value-type="string" office:string-value="Introducción a jQuery" text:name="Tema"/>
      </text:user-field-decls>
      <draw:frame draw:style-name="fr1" draw:name="Marco1" text:anchor-type="page" text:anchor-page-number="1" svg:x="1.984cm" svg:y="15.958cm" svg:width="17.009cm" draw:z-index="1">
        <draw:text-box fo:min-height="2.224cm">
          <text:p text:style-name="P5"/>
          <text:p text:style-name="P5"><text:user-field-get text:name="Modulo">Desarrollo Web entorno cliente</text:user-field-get></text:p>
          <text:p text:style-name="P5">CFGS DAW</text:p>
        </draw:text-box>
      </draw:frame>
      <text:p text:style-name="P32"/>
      <text:p text:style-name="Standard"/>
      <text:p text:style-name="Standard"/>
      <text:p text:style-name="Standard"><draw:frame draw:style-name="fr3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6"><text:bookmark text:name="docs-internal-guid-e8f5d430-faba-53b2-6d04-e9273ed17255"/></text:p>
      <text:p text:style-name="Standard"/>
      <text:p text:style-name="P8"/>
      <text:p text:style-name="P9"><text:span text:style-name="T15">UD</text:span><text:span text:style-name="T11"> </text:span><text:span text:style-name="T13">10</text:span><text:span text:style-name="T11"> – </text:span><text:span text:style-name="T12">ACTIVIDAD </text:span><text:span text:style-name="T14">3</text:span></text:p>
      <text:p text:style-name="P9"><text:span text:style-name="T12">(No evaluable)</text:span><text:span text:style-name="T11">.</text:span></text:p>
      <text:p text:style-name="P7"><text:user-field-get text:name="Tema">Introducción a jQuery</text:user-field-get></text:p>
      <text:p text:style-name="P4"/>
      <text:p text:style-name="Standard"/>
      <text:p text:style-name="Standard"/>
      <text:p text:style-name="Standard"/>
      <text:p text:style-name="P8"/>
      <text:p text:style-name="Standard"/>
      <text:p text:style-name="Standard"/>
      <text:p text:style-name="Standard"/>
      <text:p text:style-name="Standard"/>
      <text:p text:style-name="P27">Sergio García Barea</text:p>
      <text:p text:style-name="P26"><text:span text:style-name="T7"><text:s/></text:span><text:a xlink:type="simple" xlink:href="mailto:mail@ceedcv.e" text:style-name="Internet_20_link" text:visited-style-name="Visited_20_Internet_20_Link"><text:span text:style-name="T10">sergio.garcia</text:span></text:a><text:a xlink:type="simple" xlink:href="mailto:mail@ceedcv.e" text:style-name="Internet_20_link" text:visited-style-name="Visited_20_Internet_20_Link"><text:span text:style-name="T9">@ceedcv.e</text:span></text:a><text:span text:style-name="T8">s</text:span></text:p>
      <text:p text:style-name="P29">201<text:span text:style-name="T35">9</text:span>/20<text:span text:style-name="T35">20</text:span></text:p>
      <text:p text:style-name="P28"><text:tab/><text:tab/><text:tab/><text:tab/><text:tab/><text:tab/><text:tab/><text:tab/><text:tab/><text:tab/>Versión:<text:date style:data-style-name="N104" text:date-value="2019-10-10T09:42:44.271931629">191010</text:date>.<text:time style:data-style-name="N105" text:time-value="2019-10-10T09:42:44.272074331">0942</text:time></text:p>
      <text:p text:style-name="P3"><text:soft-page-break/></text:p>
      <text:p text:style-name="P10">Licencia</text:p>
      <text:p text:style-name="Standard"/>
      <text:p text:style-name="P25"><draw:frame draw:style-name="fr2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10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21"/>
      <text:p text:style-name="Notas_20_Informativas"><text:span text:style-name="T3"> </text:span>Atención</text:p>
      <text:p text:style-name="P21"/>
      <text:p text:style-name="Notas_20_Informativas"><text:span text:style-name="T3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31">1. Boletín de ejercicios<text:tab/>3</text:p>
        </text:index-body>
      </text:table-of-content>
      <text:p text:style-name="Standard"/>
      <text:p text:style-name="P33"/>
      <text:p text:style-name="P30">UD<text:user-field-get text:name="NumeroTema">10</text:user-field-get>. <text:user-field-get text:name="Tema">Introducción a jQuery</text:user-field-get></text:p>
      <text:h text:style-name="P34" text:outline-level="1">Boletín de ejercicios </text:h>
      <text:p text:style-name="P16"><text:span text:style-name="T4">1) </text:span><text:span text:style-name="T30">Obtén mediante AJAX los v</text:span><text:span text:style-name="T23">otos de restaurantes de una fuente (par, usuario-restaurante).</text:span></text:p>
      <text:p text:style-name="P24"><text:span text:style-name="T23">L</text:span><text:span text:style-name="T16">os votos se </text:span><text:span text:style-name="T24">recogerán</text:span><text:span text:style-name="T16"> por AJAX recibiendo un objeto JSON con un array de objetos con los atributos usuario y restaurante (que significan que el usuario X voto como bueno el restaurante Y).</text:span></text:p>
      <text:p text:style-name="P23"><text:span text:style-name="T27">Tenéis una URL de prueba en </text:span><text:a xlink:type="simple" xlink:href="http://hispabyte.net/DWEC/EjemploUD10-3-1Restaurante.php" text:style-name="Internet_20_link" text:visited-style-name="Visited_20_Internet_20_Link"><text:span text:style-name="T31">http://hispabyte.net/DWEC/EjemploUD10-3-1Restaurante.php</text:span></text:a></text:p>
      <text:p text:style-name="P22">Además, desde otra fuente se recogerá una lista de usuarios baneados.</text:p>
      <text:p text:style-name="P23"><text:span text:style-name="T27">Tenéis una URL de prueba en </text:span><text:a xlink:type="simple" xlink:href="http://hispabyte.net/DWEC/EjemploUD10-3-1Baneados.php" text:style-name="Internet_20_link" text:visited-style-name="Visited_20_Internet_20_Link">http://hispabyte.net/DWEC/EjemploUD1</text:a><text:a xlink:type="simple" xlink:href="http://hispabyte.net/DWEC/EjemploUD10-3-1Baneados.php" text:style-name="Internet_20_link" text:visited-style-name="Visited_20_Internet_20_Link"><text:span text:style-name="T28">0</text:span></text:a><text:a xlink:type="simple" xlink:href="http://hispabyte.net/DWEC/EjemploUD10-3-1Baneados.php" text:style-name="Internet_20_link" text:visited-style-name="Visited_20_Internet_20_Link"><text:span text:style-name="T27">-</text:span></text:a><text:a xlink:type="simple" xlink:href="http://hispabyte.net/DWEC/EjemploUD10-3-1Baneados.php" text:style-name="Internet_20_link" text:visited-style-name="Visited_20_Internet_20_Link"><text:span text:style-name="T28">3</text:span></text:a><text:a xlink:type="simple" xlink:href="http://hispabyte.net/DWEC/EjemploUD10-3-1Baneados.php" text:style-name="Internet_20_link" text:visited-style-name="Visited_20_Internet_20_Link"><text:span text:style-name="T27">-</text:span></text:a><text:a xlink:type="simple" xlink:href="http://hispabyte.net/DWEC/EjemploUD10-3-1Baneados.php" text:style-name="Internet_20_link" text:visited-style-name="Visited_20_Internet_20_Link"><text:span text:style-name="T28">1</text:span></text:a><text:a xlink:type="simple" xlink:href="http://hispabyte.net/DWEC/EjemploUD10-3-1Baneados.php" text:style-name="Internet_20_link" text:visited-style-name="Visited_20_Internet_20_Link"><text:span text:style-name="T27">Baneados.php</text:span></text:a></text:p>
      <text:p text:style-name="P22">Se deberá mostrar el resultado de las votaciones tanto contando los votos de usuarios baneados, como excluyendo los votos de usuarios baneados.</text:p>
      <text:p text:style-name="P22"/>
      <text:p text:style-name="P18"><text:span text:style-name="T5">2</text:span><text:span text:style-name="T4">)</text:span> <text:span text:style-name="T31">Un grupo de amigos, cansados del típico amigo invisible con regalos variopintos, ha decidido que directamente intercambiaran dinero en secreto.</text:span></text:p>
      <text:p text:style-name="P19">Para este amigo invisible moderno, cada uno decide libremente la cantidad que quiere dar y la reparte a partes iguales (sin decimales) entre los amigos que el quiere. Es posible que algún amigo no reparta con nadie :)</text:p>
      <text:p text:style-name="P19">Por ejemplo, supongamos un amigo llamado Alejandro quiere repartir 100 euros entre 3 amigos Lara, Pepito, Juanito. Debe repartirse a partes iguales, por lo cual se <text:span text:style-name="T32">repartirán</text:span> 33 cada uno.</text:p>
      <text:p text:style-name="P19">Con esta acción el saldo será:</text:p>
      <text:p text:style-name="P19">Alejandro: -.99 (el euro no repartido se lo queda el).</text:p>
      <text:p text:style-name="P19">Lara: +33</text:p>
      <text:p text:style-name="P19">Pepito: +33</text:p>
      <text:p text:style-name="P19">Juanito: +33</text:p>
      <text:p text:style-name="P20">Si luego Lara decide repartir 20€ entre Pepito y Alejandro, el resultado queda:</text:p>
      <text:p text:style-name="P20">Alejandro: -89</text:p>
      <text:p text:style-name="P20">Lara: +13</text:p>
      <text:p text:style-name="P20">Pepito: +43</text:p>
      <text:p text:style-name="P20">Juanito: +33</text:p>
      <text:p text:style-name="P20">Pepito y Juanito deciden no repartir nada, por lo cual ese sería el resultado final.</text:p>
      <text:p text:style-name="P19"><text:soft-page-break/>Nuestra misión es realizar un programa que reciba por AJAX una configuración de cada amigo que hace, nos muestre el resumen del saldo final de cada amigo.</text:p>
      <text:p text:style-name="P16"><text:span text:style-name="T31">Tenéis una URL de prueba en </text:span><text:a xlink:type="simple" xlink:href="http://hispabyte.net/DWEC/EjemploUD10-3-2Amigos.php" text:style-name="Internet_20_link" text:visited-style-name="Visited_20_Internet_20_Link"><text:span text:style-name="T31">http://hispabyte.net/DWEC/EjemploUD10-3-2Amigos.php</text:span></text:a></text:p>
      <text:p text:style-name="P18"><text:span text:style-name="T25">De esa URL o</text:span><text:span text:style-name="T26">btendremos un objeto JSON que contendrá:</text:span></text:p>
      <text:list xml:id="list3088766896" text:style-name="L1">
        <text:list-item>
          <text:p text:style-name="P35">Un <text:span text:style-name="T33">array de</text:span> objeto<text:span text:style-name="T33">s representando cada objeto lo que hará cada </text:span><text:s/>amigo.</text:p>
        </text:list-item>
        <text:list-item>
          <text:p text:style-name="P35">Dentro de ese objeto habrá: el nombre del amigo, una cantidad N de <text:span text:style-name="T33">euros</text:span> y un array de otros amigos <text:span text:style-name="T33">(Este array puede estar vacío)</text:span>.</text:p>
          <text:list>
            <text:list-item>
              <text:p text:style-name="P36">Esa cantidad de dinero N sera repartida a partes iguales entre los amigos del array. Es decir, nuestro amigo perderá ese dinero y los amigos del array ganaran la parte que les toque.</text:p>
              <text:list>
                <text:list-item>
                  <text:p text:style-name="P36">Si la <text:span text:style-name="T33">división</text:span> no ex exacta (por ejemplo 10 <text:span text:style-name="T33">euros</text:span> y 3 amigos), los amigos se reparten 3 cada <text:span text:style-name="T33">uno</text:span> y al repartidor en lugar de restarle 10, se le resta lo que se ha repartido <text:span text:style-name="T33">(</text:span>unicamente 9<text:span text:style-name="T33">)</text:span>.</text:p>
                </text:list-item>
              </text:list>
            </text:list-item>
          </text:list>
          <text:p text:style-name="P39"/>
        </text:list-item>
      </text:list>
      <text:p text:style-name="P17"><text:span text:style-name="T6">3</text:span><text:span text:style-name="T4">)</text:span><text:span text:style-name="T17"> </text:span><text:span text:style-name="T20">Utiliza</text:span><text:span text:style-name="T21"> la API de ElPais</text:span></text:p>
      <text:p text:style-name="P17"><text:a xlink:type="simple" xlink:href="https://servicios.elpais.com/sorteos/loteria-navidad/api/" text:style-name="Internet_20_link" text:visited-style-name="Visited_20_Internet_20_Link"><text:span text:style-name="T21">https://servicios.elpais.com/sorteos/loteria-navidad/api/</text:span></text:a></text:p>
      <text:p text:style-name="P13">Posiblemente de problemas <text:span text:style-name="T34">por exceso de peticiones</text:span>, <text:span text:style-name="T34">así que para practicar usa este</text:span> sustituto ficticio <text:span text:style-name="T34">que tiene el mismo comportamiento </text:span><text:a xlink:type="simple" xlink:href="http://hispabyte.net/DWEC/sustitutoAPILoteria.php" text:style-name="Internet_20_link" text:visited-style-name="Visited_20_Internet_20_Link"><text:span text:style-name="T34">http://hispabyte.net/DWEC/sustitutoAPILoteria.php</text:span></text:a></text:p>
      <text:p text:style-name="P11">Para ello se realizará una consulta para obtener:</text:p>
      <text:list xml:id="list2212691780" text:style-name="L2">
        <text:list-item>
          <text:p text:style-name="P37">Suma de cantidad de premios al décimo para números primos.</text:p>
        </text:list-item>
        <text:list-item>
          <text:p text:style-name="P37">Suma de cantidad de premios al décimo para números palíndromos.</text:p>
        </text:list-item>
        <text:list-item>
          <text:p text:style-name="P37">Suma de cantidad de premios de una lista de números dados por el usuario, separados por coma.</text:p>
        </text:list-item>
      </text:list>
      <text:p text:style-name="P12"/>
      <text:p text:style-name="P18"><text:span text:style-name="T6">4</text:span><text:span text:style-name="T4">)</text:span> <text:span text:style-name="T29">Usando </text:span><text:a xlink:type="simple" xlink:href="http://codeforces.com/api/help/methods#contest.list" text:style-name="Internet_20_link" text:visited-style-name="Visited_20_Internet_20_Link"><text:span text:style-name="T29">http://codeforces.com/api/help/methods#contest.list</text:span></text:a><text:span text:style-name="T19"> </text:span><text:span text:style-name="T18">de la API de Codeforces.com . Obtener la <text:s/></text:span><text:span text:style-name="T19">lista de concursos de Codeforces </text:span><text:span text:style-name="T18">disponibles</text:span><text:span text:style-name="T19">, pero solo mostrar aquellos que se hicieron en mes de mayo y </text:span><text:span text:style-name="T18">posteriormente</text:span><text:span text:style-name="T19"> la temporada 2012-2013</text:span></text:p>
      <text:p text:style-name="P14"/>
      <text:p text:style-name="P11"><text:span text:style-name="T6">5</text:span><text:span text:style-name="T4">)</text:span> Usando <text:a xlink:type="simple" xlink:href="https://www.omdbapi.com/" text:style-name="Internet_20_link" text:visited-style-name="Visited_20_Internet_20_Link">https://www.omdbapi.com/</text:a> realiza una página que te permita elegir entre películas o series y de ahí te permita buscar las películas/series de un año concreto que introduzca el usuario.</text:p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tarSymbol" svg:font-family="Star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torno cliente" text:name="Modulo"/>
          <text:user-field-decl office:value-type="string" office:string-value="10" text:name="NumeroTema"/>
          <text:user-field-decl office:value-type="string" office:string-value="Introducción a jQuery" text:name="Tema"/>
        </text:user-field-decls>
        <text:p text:style-name="Header"><text:span text:style-name="MT1"><text:user-field-get text:name="Modulo">Desarrollo Web entorno cliente</text:user-field-get></text:span><text:span text:style-name="MT1"><text:s/><text:tab/><text:tab/>UD</text:span><text:span text:style-name="MT1"><text:user-field-get text:name="NumeroTema">10</text:user-field-get></text:span><text:span text:style-name="MT1">. </text:span><text:span text:style-name="MT1"><text:user-field-get text:name="Tema">Introducción a jQuery</text:user-field-get></text:span></text:p>
      </style:header>
      <style:footer>
        <text:user-field-decls>
          <text:user-field-decl office:value-type="string" office:string-value="10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10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29T09:38:56.374203071</meta:creation-date>
    <meta:editing-duration>PT2H27M52S</meta:editing-duration>
    <meta:editing-cycles>43</meta:editing-cycles>
    <meta:generator>LibreOffice/6.3.1.2$Linux_X86_64 LibreOffice_project/30$Build-2</meta:generator>
    <dc:title>Plantilla CEED</dc:title>
    <dc:date>2019-10-10T09:42:44.114836434</dc:date>
    <meta:document-statistic meta:table-count="0" meta:image-count="2" meta:object-count="0" meta:page-count="4" meta:paragraph-count="61" meta:word-count="659" meta:character-count="4220" meta:non-whitespace-character-count="3606"/>
    <meta:template xlink:type="simple" xlink:actuate="onRequest" xlink:title="Plantilla CEED" xlink:href="../../../../../../../../.config/libreoffice/4/user/template/Plantilla%20CEED.ott" meta:date="2016-09-29T09:38:56.073759322"/>
  </office:meta>
</office:document-meta>
</file>